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888d5" officeooo:paragraph-rsid="001888d5"/>
    </style:style>
    <style:style style:name="P2" style:family="paragraph" style:parent-style-name="Standard">
      <style:text-properties officeooo:rsid="001888d5" officeooo:paragraph-rsid="001ca3f0"/>
    </style:style>
    <style:style style:name="P3" style:family="paragraph" style:parent-style-name="Standard">
      <style:text-properties officeooo:rsid="0019298b" officeooo:paragraph-rsid="0019298b"/>
    </style:style>
    <style:style style:name="P4" style:family="paragraph" style:parent-style-name="Standard">
      <style:text-properties officeooo:paragraph-rsid="0019298b"/>
    </style:style>
    <style:style style:name="P5" style:family="paragraph" style:parent-style-name="Standard">
      <style:text-properties officeooo:rsid="001b0bf4" officeooo:paragraph-rsid="0019298b"/>
    </style:style>
    <style:style style:name="P6" style:family="paragraph" style:parent-style-name="Standard">
      <style:text-properties officeooo:rsid="001b0bf4" officeooo:paragraph-rsid="001b0bf4"/>
    </style:style>
    <style:style style:name="P7" style:family="paragraph" style:parent-style-name="Standard">
      <style:text-properties officeooo:rsid="001c0600" officeooo:paragraph-rsid="001c0600"/>
    </style:style>
    <style:style style:name="P8" style:family="paragraph" style:parent-style-name="Standard">
      <style:text-properties officeooo:rsid="001ca3f0" officeooo:paragraph-rsid="001ca3f0"/>
    </style:style>
    <style:style style:name="P9" style:family="paragraph" style:parent-style-name="Standard">
      <style:text-properties officeooo:rsid="001d5efe" officeooo:paragraph-rsid="001d5efe"/>
    </style:style>
    <style:style style:name="P10" style:family="paragraph" style:parent-style-name="Standard">
      <style:text-properties fo:font-weight="bold" officeooo:rsid="001888d5" officeooo:paragraph-rsid="001888d5" style:font-weight-asian="bold" style:font-weight-complex="bold"/>
    </style:style>
    <style:style style:name="P11" style:family="paragraph" style:parent-style-name="Standard">
      <style:text-properties officeooo:rsid="0021b98a" officeooo:paragraph-rsid="001888d5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f4" officeooo:paragraph-rsid="001b0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f4" officeooo:paragraph-rsid="001d5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75d" officeooo:paragraph-rsid="001e8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bf4" officeooo:paragraph-rsid="001b0b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5efe" officeooo:paragraph-rsid="001d5e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875d" officeooo:paragraph-rsid="001e87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text-properties officeooo:rsid="001ca3f0" officeooo:paragraph-rsid="001ca3f0"/>
    </style:style>
    <style:style style:name="P20" style:family="paragraph" style:parent-style-name="Standard">
      <style:text-properties officeooo:rsid="0022c832" officeooo:paragraph-rsid="001888d5"/>
    </style:style>
    <style:style style:name="P21" style:family="paragraph" style:parent-style-name="Standard">
      <style:text-properties officeooo:rsid="0022c832" officeooo:paragraph-rsid="0022c832"/>
    </style:style>
    <style:style style:name="P22" style:family="paragraph" style:parent-style-name="Standard">
      <style:text-properties officeooo:rsid="00247788" officeooo:paragraph-rsid="00247788"/>
    </style:style>
    <style:style style:name="P23" style:family="paragraph" style:parent-style-name="Standard">
      <style:text-properties officeooo:rsid="001b0bf4" officeooo:paragraph-rsid="001b0bf4"/>
    </style:style>
    <style:style style:name="P24" style:family="paragraph" style:parent-style-name="Standard">
      <style:text-properties officeooo:rsid="00259962" officeooo:paragraph-rsid="00259962"/>
    </style:style>
    <style:style style:name="P25" style:family="paragraph" style:parent-style-name="Standard">
      <style:text-properties officeooo:rsid="00270228" officeooo:paragraph-rsid="00270228"/>
    </style:style>
    <style:style style:name="P26" style:family="paragraph" style:parent-style-name="Standard">
      <style:text-properties officeooo:rsid="00275812" officeooo:paragraph-rsid="00275812"/>
    </style:style>
    <style:style style:name="P27" style:family="paragraph" style:parent-style-name="Standard">
      <style:text-properties officeooo:rsid="0027b3f0" officeooo:paragraph-rsid="0027b3f0"/>
    </style:style>
    <style:style style:name="P28" style:family="paragraph" style:parent-style-name="Standard">
      <style:text-properties officeooo:rsid="001888d5" officeooo:paragraph-rsid="001888d5"/>
    </style:style>
    <style:style style:name="P29" style:family="paragraph" style:parent-style-name="Standard">
      <style:text-properties fo:font-weight="bold" officeooo:rsid="001888d5" officeooo:paragraph-rsid="001888d5" style:font-weight-asian="bold" style:font-weight-complex="bold"/>
    </style:style>
    <style:style style:name="P30" style:family="paragraph" style:parent-style-name="Standard">
      <style:text-properties fo:font-weight="bold" officeooo:rsid="002e4830" officeooo:paragraph-rsid="002e4830" style:font-weight-asian="bold" style:font-weight-complex="bold"/>
    </style:style>
    <style:style style:name="P31" style:family="paragraph" style:parent-style-name="Standard">
      <style:text-properties officeooo:paragraph-rsid="0027b3f0"/>
    </style:style>
    <style:style style:name="P32" style:family="paragraph" style:parent-style-name="Standard">
      <style:text-properties officeooo:rsid="002e4830" officeooo:paragraph-rsid="002e4830"/>
    </style:style>
    <style:style style:name="P33" style:family="paragraph" style:parent-style-name="Standard">
      <style:text-properties officeooo:rsid="002f2837" officeooo:paragraph-rsid="002e4830"/>
    </style:style>
    <style:style style:name="P34" style:family="paragraph" style:parent-style-name="Standard">
      <style:text-properties officeooo:rsid="002704fc" officeooo:paragraph-rsid="002e4830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788" officeooo:paragraph-rsid="002477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2d2" officeooo:paragraph-rsid="002492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298b"/>
    </style:style>
    <style:style style:name="T2" style:family="text">
      <style:text-properties officeooo:rsid="001a66fd"/>
    </style:style>
    <style:style style:name="T3" style:family="text">
      <style:text-properties officeooo:rsid="001c0600"/>
    </style:style>
    <style:style style:name="T4" style:family="text">
      <style:text-properties officeooo:rsid="001ca3f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5efe"/>
    </style:style>
    <style:style style:name="T7" style:family="text">
      <style:text-properties officeooo:rsid="001e875d"/>
    </style:style>
    <style:style style:name="T8" style:family="text">
      <style:text-properties officeooo:rsid="00200bb2"/>
    </style:style>
    <style:style style:name="T9" style:family="text">
      <style:text-properties officeooo:rsid="0022c832"/>
    </style:style>
    <style:style style:name="T10" style:family="text">
      <style:text-properties officeooo:rsid="00247788"/>
    </style:style>
    <style:style style:name="T11" style:family="text">
      <style:text-properties officeooo:rsid="002492d2"/>
    </style:style>
    <style:style style:name="T12" style:family="text">
      <style:text-properties officeooo:rsid="00259962"/>
    </style:style>
    <style:style style:name="T13" style:family="text">
      <style:text-properties officeooo:rsid="00270228"/>
    </style:style>
    <style:style style:name="T14" style:family="text">
      <style:text-properties officeooo:rsid="00275812"/>
    </style:style>
    <style:style style:name="T15" style:family="text">
      <style:text-properties officeooo:rsid="0027b3f0"/>
    </style:style>
    <style:style style:name="T16" style:family="text">
      <style:text-properties officeooo:rsid="00290dc8"/>
    </style:style>
    <style:style style:name="T17" style:family="text">
      <style:text-properties officeooo:rsid="002af895"/>
    </style:style>
    <style:style style:name="T18" style:family="text">
      <style:text-properties officeooo:rsid="002afa67"/>
    </style:style>
    <style:style style:name="T19" style:family="text">
      <style:text-properties officeooo:rsid="002e4830"/>
    </style:style>
    <style:style style:name="T20" style:family="text">
      <style:text-properties officeooo:rsid="002f2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y niefunkcjonalne</text:p>
      <text:p text:style-name="P1"/>
      <text:p text:style-name="P10">1. Testy wydajnościowe</text:p>
      <text:p text:style-name="P1"/>
      <text:p text:style-name="P1">Wydajność definiowana jako szybkość. Do przeprowadzenia testów wyznaczony jest obszar rozgrywki misji.</text:p>
      <text:p text:style-name="P1"/>
      <text:p text:style-name="P3">Badanie wydajności: </text:p>
      <text:p text:style-name="P1">Rozpoczęcie rozgrywki przy <text:span text:style-name="T17">użyciu</text:span> <text:s/>komputera <text:span text:style-name="T17">z</text:span> określoną konfiguracj<text:span text:style-name="T17">ą</text:span> <text:span text:style-name="T1">sprzętową</text:span></text:p>
      <text:p text:style-name="P1">- karta graficzna;</text:p>
      <text:p text:style-name="P1">- procesor </text:p>
      <text:p text:style-name="P1">- ilość pamięci operacyjnej oraz szybkość CL;</text:p>
      <text:p text:style-name="P1">- posiadany zasilacz</text:p>
      <text:p text:style-name="P1">- płyta główna</text:p>
      <text:p text:style-name="P1"/>
      <text:p text:style-name="P1">Szybkość w grach determinuje prz<text:span text:style-name="T1">e</text:span>de wszystkim karta graficzna, procesor i pamięć <text:span text:style-name="T2">oraz zasilacz</text:span>. Testujemy kolejne przypadki przy np. <text:span text:style-name="T1">przy założonych wyjściowych</text:span> ustawieniach <text:span text:style-name="T1">rozdzielczości</text:span></text:p>
      <text:p text:style-name="P1"/>
      <text:p text:style-name="P3"><text:span text:style-name="T5">Zadanie (1)</text:span>: test wydajności gry Dark Orbit <text:span text:style-name="T3">(symulacja testu wydajności)</text:span></text:p>
      <text:p text:style-name="P3">Gra online typu MMO: Dark Orbit</text:p>
      <text:p text:style-name="P3">Karta grafiki: <text:s/>Nvidia GT220;</text:p>
      <text:p text:style-name="P3">pamięć: Patriot DDR3-1333 CL</text:p>
      <text:p text:style-name="P4"><text:span text:style-name="T1">procesor: Pentium G645@2,9GHz</text:span></text:p>
      <text:p text:style-name="P6">płyta główna: Gigabyte </text:p>
      <text:p text:style-name="P6">Zasilacz: 600 Watt</text:p>
      <text:p text:style-name="P6"/>
      <text:p text:style-name="P6">Symulacja testów:</text:p>
      <text:p text:style-name="P22"><text:span text:style-name="T11">G</text:span>ra pozwala na ustawienie rozdzielczości <text:span text:style-name="T11">szczegółów z poziomu interfejsu ustawień w rozgrywce. </text:span></text:p>
      <text:p text:style-name="P5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6">Rozdzielczość</text:p>
          </table:table-cell>
          <table:table-cell table:style-name="Tabela1.A1" office:value-type="string">
            <text:p text:style-name="P16">Głębia kolorów</text:p>
          </table:table-cell>
          <table:table-cell table:style-name="Tabela1.C1" office:value-type="string">
            <text:p text:style-name="P16">Wynik testu <text:span text:style-name="T6">(*)</text:span></text:p>
          </table:table-cell>
        </table:table-row>
        <table:table-row>
          <table:table-cell table:style-name="Tabela1.A2" office:value-type="string">
            <text:p text:style-name="P35">Niska</text:p>
          </table:table-cell>
          <table:table-cell table:style-name="Tabela1.A2" office:value-type="string">
            <text:p text:style-name="P13">32 bit</text:p>
          </table:table-cell>
          <table:table-cell table:style-name="Tabela1.C2" office:value-type="string">
            <text:p text:style-name="P14"><text:span text:style-name="T6">p</text:span>łynnie, zadowalająco, <text:span text:style-name="T6">zacięcia</text:span></text:p>
          </table:table-cell>
        </table:table-row>
        <table:table-row>
          <table:table-cell table:style-name="Tabela1.A2" office:value-type="string">
            <text:p text:style-name="P36">Średnia</text:p>
          </table:table-cell>
          <table:table-cell table:style-name="Tabela1.A2" office:value-type="string">
            <text:p text:style-name="P13">32 bit</text:p>
          </table:table-cell>
          <table:table-cell table:style-name="Tabela1.C2" office:value-type="string">
            <text:p text:style-name="P14"><text:span text:style-name="T6">p</text:span>łynnie, zadowalająco, <text:span text:style-name="T6">zacięcia</text:span></text:p>
          </table:table-cell>
        </table:table-row>
        <table:table-row>
          <table:table-cell table:style-name="Tabela1.A2" office:value-type="string">
            <text:p text:style-name="P36">Dobra</text:p>
          </table:table-cell>
          <table:table-cell table:style-name="Tabela1.A2" office:value-type="string">
            <text:p text:style-name="P13">32 bit</text:p>
          </table:table-cell>
          <table:table-cell table:style-name="Tabela1.C2" office:value-type="string">
            <text:p text:style-name="P14"><text:span text:style-name="T6">p</text:span>łynnie, zadowalająco, <text:span text:style-name="T6">zacięcia</text:span></text:p>
          </table:table-cell>
        </table:table-row>
        <table:table-row>
          <table:table-cell table:style-name="Tabela1.A2" office:value-type="string">
            <text:p text:style-name="P36">Wysoka</text:p>
          </table:table-cell>
          <table:table-cell table:style-name="Tabela1.A2" office:value-type="string">
            <text:p text:style-name="P13">32 bit</text:p>
          </table:table-cell>
          <table:table-cell table:style-name="Tabela1.C2" office:value-type="string">
            <text:p text:style-name="P14"><text:span text:style-name="T6">p</text:span>łynnie, zadowalająco, <text:span text:style-name="T6">zacięcia</text:span></text:p>
          </table:table-cell>
        </table:table-row>
      </table:table>
      <text:p text:style-name="P9">Uwaga!: (*) właściwe podkreślić</text:p>
      <text:p text:style-name="P5"/>
      <text:p text:style-name="P5"/>
      <text:p text:style-name="P7">Testy wydajności dla gier powinno się przeprowadzać dla jak najszerszego grona możliwych konfiguracji. Dlatego stosuje się zasadę beta testów we współpracy z testerami zewnętrznymi.</text:p>
      <text:p text:style-name="P6"/>
      <text:p text:style-name="P6"/>
      <text:p text:style-name="P10">2. Testy Obciążeniowe</text:p>
      <text:p text:style-name="P1"/>
      <text:p text:style-name="P8"><text:span text:style-name="T18">W</text:span> grze online testy obciążeniowe realizuje się w obszarze rozgrywki przy symulacji <text:span text:style-name="T18">rozgrywki</text:span> wielu graczy jednocześnie. </text:p>
      <text:p text:style-name="P2"/>
      <text:p text:style-name="P8"><text:span text:style-name="T5">Zadanie(2):</text:span> Test obciązenia. Pomiar : Apache J<text:span text:style-name="T18">M</text:span>eter</text:p>
      <text:p text:style-name="P9">Cel: Poszukiwanie punktu odmowy. Symulacja od <text:span text:style-name="T7">1</text:span>00 do 10 000 graczy / sekundę</text:p>
      <text:p text:style-name="P9"/>
      <text:p text:style-name="P9"/>
      <text:p text:style-name="P9"><text:soft-page-break/></text:p>
      <text:p text:style-name="P9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7">Ilość użytkowników</text:p>
          </table:table-cell>
          <table:table-cell table:style-name="Tabela2.A1" office:value-type="string">
            <text:p text:style-name="P18">Czas odpowiedzi</text:p>
          </table:table-cell>
          <table:table-cell table:style-name="Tabela2.C1" office:value-type="string">
            <text:p text:style-name="P18">Odsetek <text:span text:style-name="T8">błędów</text:span></text:p>
          </table:table-cell>
        </table:table-row>
        <table:table-row>
          <table:table-cell table:style-name="Tabela2.A2" office:value-type="string">
            <text:p text:style-name="P15">1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1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2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3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4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5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6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7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8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9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5">10 000</text:p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2"/>
          </table:table-cell>
        </table:table-row>
      </table:table>
      <text:p text:style-name="P9"/>
      <text:p text:style-name="P9"/>
      <text:p text:style-name="P10">3. Testy Us<text:span text:style-name="T4">a</text:span>bility</text:p>
      <text:p text:style-name="P1"/>
      <text:p text:style-name="P11"><text:span text:style-name="T5">Zadanie(3): </text:span>testy usability dla gry Dark Orbit dotoczą interfejsu gry w zakresie:</text:p>
      <text:p text:style-name="P20"/>
      <text:p text:style-name="P21"><text:span text:style-name="T10">U</text:span>sability bag – <text:span text:style-name="T13">Podpowiedzi nie wyświetlają się </text:span><text:s/><text:span text:style-name="T10">przy wszystkich przyciskach menu po najechaniu kursorem myszy.</text:span></text:p>
      <text:p text:style-name="P21"/>
      <text:p text:style-name="P22">Opis:</text:p>
      <text:p text:style-name="P22">W menu głównym gry, najechanie myszy na przycisk uaktywnia <text:span text:style-name="T9">wyświetlenie komunikatów. </text:span>Komunikaty wyświetlają się <text:span text:style-name="T13">jednak </text:span>nie <text:span text:style-name="T18">dla wszystkich </text:span>przycisków menu. Wytłumaczeniem nie jest to, że opis menu np. Hangar wyjaśnia jego przeznaczenie. Słowo Hangar ma bardzo wiele znaczeń i <text:span text:style-name="T12">użytkownik</text:span> intuicyjnie <text:span text:style-name="T18">będzie szukał podpowiedzi, która precyzyjnie wyjaśni znaczenie. Należy również przypuszczać, że gracz nie zrozumie dlaczego jedne funkcje maja „dymek” podpowiedzi / pomocy, a inne nie. <text:s/></text:span></text:p>
      <text:p text:style-name="P22"/>
      <text:p text:style-name="P25">Kroki:</text:p>
      <text:p text:style-name="P25">1. Zalogowanie do gry: login i hasło</text:p>
      <text:p text:style-name="P25">2. Najechanie kursorem myszki na pozycje <text:span text:style-name="T18">menu </text:span>np. SkyLab</text:p>
      <text:p text:style-name="P25">3. <text:span text:style-name="T14">Wyświetli</text:span> się podpowiedź / pomoc z wyjaśnieniem funkcji menu</text:p>
      <text:p text:style-name="P26">4. Najechanie <text:span text:style-name="T13">kursorem myszki na pozycje np. </text:span>Hangar</text:p>
      <text:p text:style-name="P26">5. Nie wyświetla <text:span text:style-name="T13">się podpowiedź / pomoc z wyjaśnieniem funkcji menu</text:span></text:p>
      <text:p text:style-name="P26"/>
      <text:p text:style-name="P27">Oczekiwany wynik</text:p>
      <text:p text:style-name="P27">Podpowiedzi wyświetlają się dla wszystkich pozycji w menu po najechaniu kursorem.</text:p>
      <text:p text:style-name="P22"/>
      <text:p text:style-name="P24">Usability (ulepszenie)</text:p>
      <text:p text:style-name="P22"><text:span text:style-name="T12">Informacje o zdobytych w grze punktach oraz zebranych <text:s/>odbywa się <text:s/>u góry ekranu. Jest to mało widoczne i komunikaty zmieniają się szybko. Łatwo przeoczyć istotne dla gracza informacje np. dodanie nowych elementów wyposażenia. Propozycja ulepszenia to, wyświetlenia istotnych i ważnych informacji dodatkowym kolorem czcionki i sygnałem dźwiękowym.</text:span></text:p>
      <text:p text:style-name="P1"/>
      <text:p text:style-name="P10"><text:soft-page-break/>4. Testy bezpieczeństwa</text:p>
      <text:p text:style-name="P27">Test sprawdzający czy logowanie następuje przy zastosowaniu bezpiecznego <text:span text:style-name="T18">protokołu</text:span> przy zastosowaniu łącza szyfrującego HTTPS.</text:p>
      <text:p text:style-name="P27"/>
      <text:p text:style-name="P27">Zadanie(4) Sprawdzenie HTTPS:</text:p>
      <text:p text:style-name="P27"/>
      <text:p text:style-name="P27">0. Otwieram przeglądarkę</text:p>
      <text:p text:style-name="P31"><text:span text:style-name="T15">1. Wprowadzenie adresu: </text:span><text:a xlink:type="simple" xlink:href="https://www.darkorbit.pl/" text:style-name="Internet_20_link" text:visited-style-name="Visited_20_Internet_20_Link">https://www.darkorbit.pl/</text:a></text:p>
      <text:p text:style-name="P27">2. Sprawdzenie symbolu „kłódki” obok adresu w pasku adresowym <text:span text:style-name="T16">przeglądarki</text:span></text:p>
      <text:p text:style-name="P27">3. Kliknięcie w symbol „kłódki” rozwija ustawienia. Sprawdzenie <text:span text:style-name="T16">ważności</text:span> certyfikatu <text:span text:style-name="T16">zabezpieczeń SSL / TLS.</text:span></text:p>
      <text:p text:style-name="P27"/>
      <text:p text:style-name="P30">5. Test Środowisk</text:p>
      <text:p text:style-name="P30"/>
      <text:p text:style-name="P34"><text:span text:style-name="T20">Sprawdzanie różnych przeglądarek:</text:span></text:p>
      <text:p text:style-name="P33">Chrome, </text:p>
      <text:p text:style-name="P33">Safari (Mac OS),</text:p>
      <text:p text:style-name="P33">FireFox,</text:p>
      <text:p text:style-name="P33">Opera</text:p>
      <text:p text:style-name="P33">stwierdzenie czy:</text:p>
      <text:p text:style-name="P33">- gra wygląda tak samo (interfejs);</text:p>
      <text:p text:style-name="P33">- przejście list kontrolnych w celu porównywania czy wyniki są uzyskanych dla różnych; przeglądarek różnią się, czy są podobne;</text:p>
      <text:p text:style-name="P33">- <text:span text:style-name="T19">ustawienie jakości szczegółów grafiki z poziomu interfejsu użytkownik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6:04.887000000</meta:creation-date>
    <dc:date>2019-06-04T11:30:44.121000000</dc:date>
    <meta:editing-duration>PT51M8S</meta:editing-duration>
    <meta:editing-cycles>14</meta:editing-cycles>
    <meta:generator>LibreOffice/6.1.4.2$Windows_X86_64 LibreOffice_project/9d0f32d1f0b509096fd65e0d4bec26ddd1938fd3</meta:generator>
    <meta:document-statistic meta:table-count="2" meta:image-count="0" meta:object-count="0" meta:page-count="3" meta:paragraph-count="87" meta:word-count="534" meta:character-count="3883" meta:non-whitespace-character-count="3422"/>
  </office:meta>
</office:document-meta>
</file>